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Azione_20_attore">
      <style:text-properties officeooo:rsid="001033ae" officeooo:paragraph-rsid="001033ae"/>
    </style:style>
    <style:style style:name="P4" style:family="paragraph" style:parent-style-name="Azione_20_sistema">
      <style:text-properties officeooo:rsid="001033ae" officeooo:paragraph-rsid="001033a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033ae" officeooo:paragraph-rsid="001033ae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text-properties officeooo:rsid="001033ae" officeooo:paragraph-rsid="001033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Inserisci menù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Impiegato asilo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impiegato asilo.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2737032" text:style-name="Numerazione_20_UC">
              <text:list-item text:start-value="1">
                <text:p text:style-name="P3">L'utente accede alla funzione per inserire un menù.</text:p>
              </text:list-item>
              <text:list-item>
                <text:p text:style-name="P4">Il sistema visualizza un front con le opzioni per la selezione della categoria e per il menù.</text:p>
              </text:list-item>
              <text:list-item>
                <text:p text:style-name="P3">L'utente inserisce la categoria e i dati relativi al nuovo menù e salva le modifiche.</text:p>
              </text:list-item>
            </text:list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Il sistema mostra un messaggio di conferma dei dati inseriti.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Il sistema visualizza un messaggio d'errore che spiega il tipo d'errore riscontrato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Il sistema deve poter visualizzare il front per il cambiamento del menù entro 20 secondi;</text:p>
            <text:p text:style-name="P6">il sistema deve visualizzare un messaggio di errore o di conferma entro 20 secondi;</text:p>
          </table:table-cell>
        </table:table-row>
      </table:table>
      <text:p text:style-name="P5">Inserimento di un nuovo men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17:07:24</meta:creation-date>
    <meta:editing-duration>P0D</meta:editing-duration>
    <meta:editing-cycles>2</meta:editing-cycles>
    <meta:generator>LibreOffice/3.6$Windows_x86 LibreOffice_project/da8c1e6-fd468f4-454e206-f42a4a9-143cfd</meta:generator>
    <dc:date>2012-10-25T13:01:47.08</dc:date>
    <meta:document-statistic meta:table-count="1" meta:image-count="0" meta:object-count="0" meta:page-count="1" meta:paragraph-count="18" meta:word-count="130" meta:character-count="802" meta:non-whitespace-character-count="693"/>
  </office:meta>
</office:document-meta>
</file>